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3">
      <style:text-properties fo:font-size="12pt" style:font-size-asian="12pt"/>
    </style:style>
    <style:style style:name="P2" style:family="paragraph" style:parent-style-name="normal" style:list-style-name="WWNum3"/>
    <style:style style:name="P3" style:family="paragraph" style:parent-style-name="normal" style:list-style-name="WWNum3">
      <style:text-properties fo:font-size="13pt" style:font-size-asian="13pt" style:font-size-complex="13pt"/>
    </style:style>
    <style:style style:name="P4" style:family="paragraph" style:parent-style-name="normal" style:list-style-name="WWNum3">
      <style:text-properties fo:font-size="12pt" style:font-size-asian="12pt"/>
    </style:style>
    <style:style style:name="P5" style:family="paragraph" style:parent-style-name="normal" style:master-page-name="Standard">
      <style:paragraph-properties fo:margin-left="1.905cm" fo:margin-right="0cm" fo:margin-top="0cm" fo:margin-bottom="0.423cm" fo:text-align="center" style:justify-single-word="false" fo:text-indent="0cm" style:auto-text-indent="false" style:page-number="auto"/>
    </style:style>
    <style:style style:name="T1" style:family="text">
      <style:text-properties fo:font-size="14pt" style:font-size-asian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Intense_20_Emphasis"><text:span text:style-name="T1">Pense-bête</text:span></text:span></text:p>
      <text:list xml:id="list3462973384213111676" text:style-name="WWNum3">
        <text:list-item>
          <text:p text:style-name="P3">Un seul et même site internet avec 2 modules :</text:p>
          <text:list>
            <text:list-item>
              <text:p text:style-name="P4">Module de gestion des expositions </text:p>
              <text:list>
                <text:list-item>
                  <text:p text:style-name="P4">Authentification mot de passe / identifiants et rôle</text:p>
                </text:list-item>
                <text:list-item>
                  <text:p text:style-name="P4">Gestion des exposition : calendrier / planning des expositions</text:p>
                </text:list-item>
                <text:list-item>
                  <text:p text:style-name="P4">Gestion des œuvres présenter ainsi que des expositions</text:p>
                  <text:list>
                    <text:list-item>
                      <text:p text:style-name="P4">Ajout, modification, Suppression, liste d'oeure</text:p>
                    </text:list-item>
                    <text:list-item>
                      <text:p text:style-name="P4">Ajout, modification, Suppression, liste d'exposition</text:p>
                    </text:list-item>
                    <text:list-item>
                      <text:p text:style-name="P4">Ajout, modification, Suppression, liste d'utilisateur</text:p>
                    </text:list-item>
                  </text:list>
                </text:list-item>
                <text:list-item>
                  <text:p text:style-name="P4">Permettre la visualisation des œuvre au cours d'une exposition sur un plan du batiments (superposiion d'image + bouton)</text:p>
                </text:list-item>
                <text:list-item>
                  <text:p text:style-name="P4">Eddition papier de la liste des œuvre d'une exposition avec identification visuel (image)</text:p>
                </text:list-item>
                <text:list-item>
                  <text:p text:style-name="P4">Gestion des flash-code :</text:p>
                  <text:list>
                    <text:list-item>
                      <text:p text:style-name="P4">Création et impression</text:p>
                    </text:list-item>
                  </text:list>
                </text:list-item>
              </text:list>
            </text:list-item>
            <text:list-item>
              <text:p text:style-name="P4">Module de gestion du contenu</text:p>
              <text:list>
                <text:list-item>
                  <text:p text:style-name="P4">Statistiques sur les exposition (facultatif)</text:p>
                </text:list-item>
                <text:list-item>
                  <text:p text:style-name="P4">Les informations générales de l’exposition doivent être accessibles (horaires, thème, descriptif de l’auteur)</text:p>
                </text:list-item>
                <text:list-item>
                  <text:p text:style-name="P4">Possibilité de flasher un code pour accéder à du contenu « riche » et multi-langue</text:p>
                </text:list-item>
                <text:list-item>
                  <text:p text:style-name="P4">Intégration des paramétrages dans le module de gestion principal</text:p>
                </text:list-item>
              </text:list>
            </text:list-item>
          </text:list>
        </text:list-item>
        <text:list-item>
          <text:p text:style-name="P4">Documents a faire </text:p>
          <text:list>
            <text:list-item>
              <text:p text:style-name="P4">Cahier des charges </text:p>
            </text:list-item>
            <text:list-item>
              <text:p text:style-name="P4">Digramme :</text:p>
              <text:list>
                <text:list-item>
                  <text:p text:style-name="P4">MCD</text:p>
                </text:list-item>
                <text:list-item>
                  <text:p text:style-name="P4">diagramme de séquence</text:p>
                </text:list-item>
                <text:list-item>
                  <text:p text:style-name="P4">user case</text:p>
                </text:list-item>
                <text:list-item>
                  <text:p text:style-name="P4">Maquette </text:p>
                </text:list-item>
              </text:list>
            </text:list-item>
            <text:list-item>
              <text:p text:style-name="P4">Documentation technique :</text:p>
              <text:list>
                <text:list-item>
                  <text:p text:style-name="P4">guide d'utilisation</text:p>
                </text:list-item>
                <text:list-item>
                  <text:p text:style-name="P4">guide d'installation</text:p>
                </text:list-item>
              </text:list>
            </text:list-item>
            <text:list-item>
              <text:p text:style-name="P4">Tableau (planing) pour repartir les taches</text:p>
            </text:list-item>
            <text:list-item>
              <text:p text:style-name="P4">Schéma d'organisation du code</text:p>
            </text:list-item>
            <text:list-item>
              <text:p text:style-name="P4">Schéma de l'ergonomie générale</text:p>
            </text:list-item>
          </text:list>
        </text:list-item>
        <text:list-item>
          <text:p text:style-name="P4">Recherche sur :</text:p>
          <text:list>
            <text:list-item>
              <text:p text:style-name="P4">l'utilisation de cake 3,0</text:p>
            </text:list-item>
            <text:list-item>
              <text:p text:style-name="P4">l'utilisation des plugins :</text:p>
              <text:list>
                <text:list-item>
                  <text:p text:style-name="P4">Friends of Cake : Authentification</text:p>
                </text:list-item>
                <text:list-item>
                  <text:p text:style-name="P4">d'auto gerance de flash code</text:p>
                </text:list-item>
                <text:list-item>
                  <text:p text:style-name="P4">de traduction</text:p>
                </text:list-item>
                <text:list-item>
                  <text:p text:style-name="P4"><text:soft-page-break/>de création de PDF</text:p>
                </text:list-item>
              </text:list>
            </text:list-item>
            <text:list-item>
              <text:p text:style-name="P4"><text:span text:style-name="Intense_20_Emphasis"><text:span text:style-name="T6">l'utilisation des statistiques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rmal" style:family="paragraph" style:default-outline-level="" style:list-style-name="">
      <style:paragraph-properties fo:margin-top="0cm" fo:margin-bottom="0cm" fo:orphans="2" fo:widows="2" style:writing-mode="lr-tb"/>
      <style:text-properties fo:color="#000000" style:font-name="Arial1" style:font-name-asian="Arial2" style:language-asian="fr" style:country-asian="FR" style:font-name-complex="Arial2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k Courtois</meta:initial-creator>
    <meta:editing-cycles>2</meta:editing-cycles>
    <meta:creation-date>2016-01-11T21:55:00</meta:creation-date>
    <dc:date>2016-01-12T00:38:37.96</dc:date>
    <meta:editing-duration>PT4S</meta:editing-duration>
    <meta:generator>OpenOffice/4.1.1$Win32 OpenOffice.org_project/411m6$Build-9775</meta:generator>
    <meta:document-statistic meta:table-count="0" meta:image-count="0" meta:object-count="0" meta:page-count="2" meta:paragraph-count="39" meta:word-count="245" meta:character-count="14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